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000080"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color="#ff0000"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80"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style:use-window-font-color="true"/>
    </style:style>
    <style:style style:name="P10" style:family="paragraph">
      <style:paragraph-properties fo:margin-left="0cm" fo:margin-right="0cm" fo:text-align="center" fo:text-indent="0cm"/>
      <style:text-properties style:use-window-font-color="true" fo:font-size="10pt" style:font-size-asian="10pt" style:font-size-complex="10pt"/>
    </style:style>
    <style:style style:name="P11" style:family="paragraph">
      <style:paragraph-properties fo:margin-left="0cm" fo:margin-right="0cm" fo:text-align="start" fo:text-indent="0cm"/>
      <style:text-properties style:use-window-font-color="true"/>
    </style:style>
    <style:style style:name="T1" style:family="text">
      <style:text-properties fo:color="#000080" fo:font-size="14pt" fo:language="en" fo:country="US" style:font-size-asian="14pt" style:font-size-complex="14pt"/>
    </style:style>
    <style:style style:name="T2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0000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0000" fo:font-size="14pt" fo:language="en" fo:country="US" style:font-size-asian="14pt" style:font-size-complex="14pt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style:use-window-font-color="true" fo:font-size="10pt" fo:language="en" fo:country="US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curve" svg:x1="9.25cm" svg:y1="5.5cm" svg:x2="9.25cm" svg:y2="9cm" draw:start-shape="id1" draw:start-glue-point="2" draw:end-shape="id2" svg:d="m9250 5500v3500">
          <text:p text:style-name="P5"/>
        </draw:connector>
        <draw:connector draw:style-name="gr1" draw:text-style-name="P1" draw:layer="layout" draw:type="curve" svg:x1="7.5cm" svg:y1="4.75cm" svg:x2="3.75cm" svg:y2="6.5cm" draw:start-shape="id1" draw:start-glue-point="3" draw:end-shape="id3" draw:end-glue-point="0" svg:d="m7500 4750c-2500 0-3750 583-3750 1750">
          <text:p text:style-name="P5"/>
        </draw:connector>
        <draw:connector draw:style-name="gr1" draw:text-style-name="P1" draw:layer="layout" draw:type="curve" svg:x1="11cm" svg:y1="4.501cm" svg:x2="14cm" svg:y2="5.75cm" draw:start-shape="id1" draw:start-glue-point="5" draw:end-shape="id4" draw:end-glue-point="3" svg:d="m11000 4501c2250 0 750 1249 3000 1249">
          <text:p text:style-name="P5"/>
        </draw:connector>
        <draw:ellipse draw:style-name="gr2" draw:text-style-name="P3" draw:id="id5" draw:layer="layout" svg:width="3.5cm" svg:height="1.5cm" svg:x="14cm" svg:y="8cm">
          <draw:glue-point draw:id="4" svg:x="-2.142cm" svg:y="-5cm"/>
          <draw:glue-point draw:id="5" svg:x="2.142cm" svg:y="-5cm"/>
          <text:p text:style-name="P2"><text:span text:style-name="T1">Done</text:span></text:p>
          <text:p text:style-name="P2"><text:span text:style-name="T2">DONE</text:span></text:p>
        </draw:ellipse>
        <draw:ellipse draw:style-name="gr2" draw:text-style-name="P4" draw:id="id4" draw:layer="layout" svg:width="3.5cm" svg:height="1.5cm" svg:x="14cm" svg:y="5cm">
          <text:p text:style-name="P2"><text:span text:style-name="T1">Fail</text:span></text:p>
          <text:p text:style-name="P2"><text:span text:style-name="T2">FAIL</text:span></text:p>
        </draw:ellipse>
        <draw:connector draw:style-name="gr1" draw:text-style-name="P1" draw:layer="layout" draw:type="curve" svg:x1="7.5cm" svg:y1="9.75cm" svg:x2="3.75cm" svg:y2="8cm" draw:start-shape="id2" draw:start-glue-point="3" draw:end-shape="id3" draw:end-glue-point="2" svg:d="m7500 9750c-2500 0-3750-583-3750-1750">
          <text:p text:style-name="P5"/>
        </draw:connector>
        <draw:connector draw:style-name="gr1" draw:text-style-name="P1" draw:layer="layout" draw:type="curve" svg:x1="11cm" svg:y1="4.999cm" svg:x2="14cm" svg:y2="8.75cm" draw:start-shape="id1" draw:start-glue-point="4" draw:end-shape="id5" draw:end-glue-point="3" svg:d="m11000 4999c2250 0 750 3751 3000 3751">
          <text:p text:style-name="P5"/>
        </draw:connector>
        <draw:connector draw:style-name="gr1" draw:text-style-name="P1" draw:layer="layout" draw:type="curve" svg:x1="11cm" svg:y1="9.501cm" svg:x2="14cm" svg:y2="5.75cm" draw:start-shape="id2" draw:start-glue-point="5" draw:end-shape="id4" draw:end-glue-point="3" svg:d="m11000 9501c2250 0 750-3751 3000-3751">
          <text:p text:style-name="P5"/>
        </draw:connector>
        <draw:connector draw:style-name="gr1" draw:text-style-name="P1" draw:layer="layout" draw:type="curve" svg:x1="11cm" svg:y1="9.999cm" svg:x2="14cm" svg:y2="8.75cm" draw:start-shape="id2" draw:start-glue-point="4" draw:end-shape="id5" draw:end-glue-point="3" svg:d="m11000 9999c2250 0 750-1249 3000-1249">
          <text:p text:style-name="P5"/>
        </draw:connector>
        <draw:ellipse draw:style-name="gr2" draw:text-style-name="P3" draw:id="id3" draw:layer="layout" svg:width="3.5cm" svg:height="1.5cm" svg:x="2cm" svg:y="6.5cm">
          <draw:glue-point draw:id="4" svg:x="2.142cm" svg:y="-5cm"/>
          <draw:glue-point draw:id="5" svg:x="-2.142cm" svg:y="-5cm"/>
          <text:p text:style-name="P2"><text:span text:style-name="T1">Delete</text:span></text:p>
          <text:p text:style-name="P2"><text:span text:style-name="T2">DELE</text:span></text:p>
        </draw:ellipse>
        <draw:ellipse draw:style-name="gr2" draw:text-style-name="P4" draw:id="id1" draw:layer="layout" svg:width="3.5cm" svg:height="1.5cm" svg:x="7.5cm" svg:y="4cm">
          <draw:glue-point draw:id="4" svg:x="5cm" svg:y="1.666cm"/>
          <draw:glue-point draw:id="5" svg:x="5cm" svg:y="-1.666cm"/>
          <text:p text:style-name="P2"><text:span text:style-name="T3">Waiting</text:span></text:p>
          <text:p text:style-name="P2"><text:span text:style-name="T4">WAIT</text:span></text:p>
        </draw:ellipse>
        <draw:ellipse draw:style-name="gr2" draw:text-style-name="P4" draw:id="id2" draw:layer="layout" svg:width="3.5cm" svg:height="1.5cm" svg:x="7.5cm" svg:y="9cm">
          <draw:glue-point draw:id="4" svg:x="5cm" svg:y="1.666cm"/>
          <draw:glue-point draw:id="5" svg:x="5cm" svg:y="-1.666cm"/>
          <text:p text:style-name="P2"><text:span text:style-name="T5">Retry</text:span></text:p>
          <text:p text:style-name="P2"><text:span text:style-name="T4">RTRY</text:span></text:p>
        </draw:ellipse>
        <draw:frame draw:style-name="gr3" draw:layer="layout" svg:width="8.008cm" svg:height="0.962cm" svg:x="0.992cm" svg:y="1.038cm">
          <draw:text-box>
            <text:p text:style-name="P5">Estados de la clase MTask</text:p>
          </draw:text-box>
        </draw:frame>
      </draw:page>
      <draw:page draw:name="page2" draw:style-name="dp1" draw:master-page-name="Default">
        <office:forms form:automatic-focus="false" form:apply-design-mode="false"/>
        <draw:ellipse draw:style-name="gr2" draw:text-style-name="P6" draw:id="id8" draw:layer="layout" svg:width="3.5cm" svg:height="1.5cm" svg:x="9cm" svg:y="12.5cm">
          <text:p text:style-name="P2"><text:span text:style-name="T6">Done</text:span></text:p>
          <text:p text:style-name="P2"><text:span text:style-name="T7">DONE</text:span></text:p>
        </draw:ellipse>
        <draw:ellipse draw:style-name="gr2" draw:text-style-name="P7" draw:id="id10" draw:layer="layout" svg:width="3.5cm" svg:height="1.5cm" svg:x="2.5cm" svg:y="7.5cm">
          <draw:glue-point draw:id="4" svg:x="2.142cm" svg:y="-5cm"/>
          <draw:glue-point draw:id="5" svg:x="-2.142cm" svg:y="-5cm"/>
          <text:p text:style-name="P2"><text:span text:style-name="T1">Delete</text:span></text:p>
          <text:p text:style-name="P2"><text:span text:style-name="T2">DELE</text:span></text:p>
        </draw:ellipse>
        <draw:ellipse draw:style-name="gr2" draw:text-style-name="P7" draw:id="id9" draw:layer="layout" svg:width="3.5cm" svg:height="1.5cm" svg:x="9cm" svg:y="7.5cm">
          <text:p text:style-name="P2"><text:span text:style-name="T1">Do Locked</text:span></text:p>
          <text:p text:style-name="P2"><text:span text:style-name="T2">DLCK</text:span></text:p>
        </draw:ellipse>
        <draw:ellipse draw:style-name="gr2" draw:text-style-name="P4" draw:id="id6" draw:layer="layout" svg:width="3.5cm" svg:height="1.5cm" svg:x="9cm" svg:y="2.5cm">
          <draw:glue-point draw:id="4" svg:x="5cm" svg:y="1.666cm"/>
          <draw:glue-point draw:id="5" svg:x="5cm" svg:y="-1.666cm"/>
          <text:p text:style-name="P2"><text:span text:style-name="T3">In </text:span><text:span text:style-name="T8">Queue</text:span></text:p>
          <text:p text:style-name="P2"><text:span text:style-name="T4">QUEU</text:span></text:p>
        </draw:ellipse>
        <draw:ellipse draw:style-name="gr2" draw:text-style-name="P7" draw:id="id7" draw:layer="layout" svg:width="3.5cm" svg:height="1.5cm" svg:x="15.5cm" svg:y="7.5cm">
          <draw:glue-point draw:id="4" svg:x="-2.142cm" svg:y="-5cm"/>
          <draw:glue-point draw:id="5" svg:x="2.142cm" svg:y="-5cm"/>
          <text:p text:style-name="P2"><text:span text:style-name="T1">Running</text:span></text:p>
          <text:p text:style-name="P2"><text:span text:style-name="T2">RUNN</text:span></text:p>
        </draw:ellipse>
        <draw:connector draw:style-name="gr4" draw:text-style-name="P1" draw:layer="layout" draw:type="curve" svg:x1="12.5cm" svg:y1="3.499cm" svg:x2="16.501cm" svg:y2="7.5cm" draw:start-shape="id6" draw:start-glue-point="4" draw:end-shape="id7" draw:end-glue-point="4" svg:d="m12500 3499c2668 0 4001 1333 4001 4001">
          <text:p text:style-name="P5"/>
        </draw:connector>
        <draw:connector draw:style-name="gr4" draw:text-style-name="P1" draw:layer="layout" draw:type="curve" svg:x1="17.25cm" svg:y1="9cm" svg:x2="12.5cm" svg:y2="13.25cm" draw:start-shape="id7" draw:start-glue-point="2" draw:end-shape="id8" draw:end-glue-point="1" svg:d="m17250 9000c0 2834-1583 4250-4750 4250">
          <text:p text:style-name="P5"/>
        </draw:connector>
        <draw:connector draw:style-name="gr4" draw:text-style-name="P1" draw:layer="layout" draw:type="line" svg:x1="15.5cm" svg:y1="8.25cm" svg:x2="12.5cm" svg:y2="8.25cm" draw:start-shape="id7" draw:end-shape="id9" svg:d="m15500 8250h-3000">
          <text:p text:style-name="P5"/>
        </draw:connector>
        <draw:connector draw:style-name="gr4" draw:text-style-name="P1" draw:layer="layout" draw:type="line" svg:x1="9cm" svg:y1="8.25cm" svg:x2="6cm" svg:y2="8.25cm" draw:start-shape="id9" draw:end-shape="id10" draw:end-glue-point="1" svg:d="m9000 8250h-3000">
          <text:p text:style-name="P5"/>
        </draw:connector>
        <draw:connector draw:style-name="gr4" draw:text-style-name="P1" draw:layer="layout" draw:type="curve" svg:x1="9cm" svg:y1="3.25cm" svg:x2="3.501cm" svg:y2="7.5cm" draw:start-shape="id6" draw:start-glue-point="3" draw:end-shape="id10" draw:end-glue-point="5" svg:d="m9000 3250c-3666 0-5499 1416-5499 4250">
          <text:p text:style-name="P5"/>
        </draw:connector>
        <draw:frame draw:style-name="gr5" draw:text-style-name="P8" draw:layer="layout" svg:width="1.518cm" svg:height="0.645cm" svg:x="14.482cm" svg:y="5cm">
          <draw:text-box>
            <text:p text:style-name="P2"><text:span text:style-name="T9">RUNN</text:span></text:p>
          </draw:text-box>
        </draw:frame>
        <draw:connector draw:style-name="gr4" draw:text-style-name="P1" draw:layer="layout" draw:type="curve" svg:x1="17.999cm" svg:y1="7.5cm" svg:x2="12.5cm" svg:y2="3.001cm" draw:start-shape="id7" draw:start-glue-point="5" draw:end-shape="id6" draw:end-glue-point="5" svg:d="m17999 7500c0-3000-1833-4499-5499-4499">
          <text:p text:style-name="P5"/>
        </draw:connector>
        <draw:frame draw:style-name="gr6" draw:text-style-name="P10" draw:layer="layout" svg:width="1.438cm" svg:height="0.645cm" svg:x="13.562cm" svg:y="7.197cm">
          <draw:text-box>
            <text:p text:style-name="P9"><text:span text:style-name="T10">DLCK</text:span></text:p>
          </draw:text-box>
        </draw:frame>
        <draw:frame draw:style-name="gr7" draw:text-style-name="P8" draw:layer="layout" svg:width="1.518cm" svg:height="1.039cm" svg:x="7cm" svg:y="7cm">
          <draw:text-box>
            <text:p text:style-name="P2"><text:span text:style-name="T9">DONE</text:span></text:p>
            <text:p text:style-name="P2"><text:span text:style-name="T9">FAIL</text:span></text:p>
          </draw:text-box>
        </draw:frame>
        <draw:connector draw:style-name="gr4" draw:text-style-name="P1" draw:layer="layout" draw:type="curve" svg:x1="4.25cm" svg:y1="9cm" svg:x2="9cm" svg:y2="13.25cm" draw:start-shape="id10" draw:start-glue-point="2" draw:end-shape="id8" draw:end-glue-point="3" svg:d="m4250 9000c0 2834 1583 4250 4750 4250">
          <text:p text:style-name="P5"/>
        </draw:connector>
        <draw:frame draw:style-name="gr6" draw:text-style-name="P8" draw:layer="layout" svg:width="1.539cm" svg:height="0.645cm" svg:x="5cm" svg:y="11.355cm">
          <draw:text-box>
            <text:p text:style-name="P2"><text:span text:style-name="T9">GONE</text:span></text:p>
          </draw:text-box>
        </draw:frame>
        <draw:frame draw:style-name="gr6" draw:text-style-name="P10" draw:layer="layout" svg:width="1.438cm" svg:height="1.039cm" svg:x="2.5cm" svg:y="4.5cm">
          <draw:text-box>
            <text:p text:style-name="P9"><text:span text:style-name="T10">NLCK</text:span></text:p>
            <text:p text:style-name="P9"><text:span text:style-name="T10">DLCK</text:span></text:p>
          </draw:text-box>
        </draw:frame>
        <draw:ellipse draw:style-name="gr2" draw:text-style-name="P7" draw:id="id11" draw:layer="layout" svg:width="3.5cm" svg:height="1.5cm" svg:x="9cm" svg:y="5cm">
          <text:p text:style-name="P2"><text:span text:style-name="T1">In Database</text:span></text:p>
          <text:p text:style-name="P2"><text:span text:style-name="T2">INDB</text:span></text:p>
        </draw:ellipse>
        <draw:connector draw:style-name="gr4" draw:text-style-name="P1" draw:layer="layout" draw:type="curve" svg:x1="9cm" svg:y1="5.75cm" svg:x2="4.999cm" svg:y2="7.5cm" draw:start-shape="id11" draw:start-glue-point="3" draw:end-shape="id10" draw:end-glue-point="4" svg:d="m9000 5750c-2668 0-4001 583-4001 1750">
          <text:p text:style-name="P5"/>
        </draw:connector>
        <draw:connector draw:style-name="gr4" draw:text-style-name="P1" draw:layer="layout" draw:type="curve" svg:x1="17.25cm" svg:y1="9cm" svg:x2="12.5cm" svg:y2="10.75cm" draw:start-shape="id7" draw:start-glue-point="2" draw:end-shape="id12" draw:end-glue-point="1" svg:d="m17250 9000c0 1167-1583 1750-4750 1750">
          <text:p text:style-name="P5"/>
        </draw:connector>
        <draw:frame draw:style-name="gr6" draw:text-style-name="P10" draw:layer="layout" svg:width="1.438cm" svg:height="0.645cm" svg:x="13.5cm" svg:y="9.855cm">
          <draw:text-box>
            <text:p text:style-name="P9"><text:span text:style-name="T10">NLCK</text:span></text:p>
          </draw:text-box>
        </draw:frame>
        <draw:frame draw:style-name="gr3" draw:layer="layout" svg:width="11.098cm" svg:height="0.962cm" svg:x="0.992cm" svg:y="1.038cm">
          <draw:text-box>
            <text:p text:style-name="P5">Estados de la clase SchedulerRunner</text:p>
          </draw:text-box>
        </draw:frame>
        <draw:ellipse draw:style-name="gr2" draw:text-style-name="P7" draw:id="id12" draw:layer="layout" svg:width="3.5cm" svg:height="1.5cm" svg:x="9cm" svg:y="10cm">
          <text:p text:style-name="P2"><text:span text:style-name="T1">No Locked</text:span></text:p>
          <text:p text:style-name="P2"><text:span text:style-name="T2">NLCK</text:span></text:p>
        </draw:ellipse>
        <draw:connector draw:style-name="gr4" draw:text-style-name="P1" draw:layer="layout" draw:type="line" svg:x1="10.75cm" svg:y1="11.5cm" svg:x2="10.75cm" svg:y2="12.5cm" draw:start-shape="id12" draw:start-glue-point="2" draw:end-shape="id8" draw:end-glue-point="0" svg:d="m10750 11500v1000">
          <text:p text:style-name="P5"/>
        </draw:connector>
        <draw:frame draw:style-name="gr7" draw:text-style-name="P8" draw:layer="layout" svg:width="1.518cm" svg:height="1.039cm" svg:x="10.982cm" svg:y="11.461cm">
          <draw:text-box>
            <text:p text:style-name="P2"><text:span text:style-name="T9">DONE</text:span></text:p>
            <text:p text:style-name="P2"><text:span text:style-name="T9">FAIL</text:span></text:p>
          </draw:text-box>
        </draw:frame>
        <draw:frame draw:style-name="gr6" draw:text-style-name="P10" draw:layer="layout" svg:width="1.438cm" svg:height="1.039cm" svg:x="6.416cm" svg:y="4.5cm">
          <draw:text-box>
            <text:p text:style-name="P9"><text:span text:style-name="T10">NLCK</text:span></text:p>
            <text:p text:style-name="P9"><text:span text:style-name="T10">DLCK</text:span></text:p>
          </draw:text-box>
        </draw:frame>
        <draw:frame draw:style-name="gr8" draw:text-style-name="P8" draw:layer="layout" svg:width="1.222cm" svg:height="0.645cm" svg:x="17.63cm" svg:y="5cm">
          <draw:text-box>
            <text:p text:style-name="P2"><text:span text:style-name="T9">FAIL</text:span></text:p>
          </draw:text-box>
        </draw:frame>
        <draw:frame draw:style-name="gr6" draw:text-style-name="P8" draw:layer="layout" svg:width="1.518cm" svg:height="0.645cm" svg:x="17.482cm" svg:y="9.855cm">
          <draw:text-box>
            <text:p text:style-name="P2"><text:span text:style-name="T9">DONE</text:span></text:p>
          </draw:text-box>
        </draw:frame>
        <draw:frame draw:style-name="gr6" draw:text-style-name="P10" draw:layer="layout" svg:width="2.923cm" svg:height="1.039cm" svg:x="1.577cm" svg:y="14.5cm">
          <draw:text-box>
            <text:p text:style-name="P11"><text:span text:style-name="T10">NLCK: No Lock</text:span></text:p>
            <text:p text:style-name="P11"><text:span text:style-name="T10">DLCK: Do 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emián Gutierrez</meta:initial-creator>
    <meta:creation-date>2008-02-25T10:58:54</meta:creation-date>
    <dc:creator>Demián Gutierrez</dc:creator>
    <dc:date>2008-07-15T12:33:23</dc:date>
    <meta:editing-cycles>40</meta:editing-cycles>
    <meta:editing-duration>PT20H36M39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